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4"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5"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6" style:family="paragraph" style:parent-style-name="Standard">
      <style:text-properties officeooo:paragraph-rsid="002b79ef"/>
    </style:style>
    <style:style style:name="P67" style:family="paragraph" style:parent-style-name="Standard">
      <style:text-properties officeooo:paragraph-rsid="0049552b"/>
    </style:style>
    <style:style style:name="P68" style:family="paragraph" style:parent-style-name="Standard">
      <style:text-properties officeooo:paragraph-rsid="004b0222"/>
    </style:style>
    <style:style style:name="P69" style:family="paragraph" style:parent-style-name="Standard">
      <style:text-properties officeooo:rsid="004c019b" officeooo:paragraph-rsid="004c019b"/>
    </style:style>
    <style:style style:name="P70" style:family="paragraph" style:parent-style-name="Standard">
      <style:text-properties officeooo:rsid="004ce80a" officeooo:paragraph-rsid="004ce80a"/>
    </style:style>
    <style:style style:name="P71" style:family="paragraph" style:parent-style-name="Standard">
      <style:text-properties officeooo:paragraph-rsid="004ce80a"/>
    </style:style>
    <style:style style:name="P72" style:family="paragraph" style:parent-style-name="Standard">
      <style:text-properties officeooo:rsid="004e2623" officeooo:paragraph-rsid="004e2623"/>
    </style:style>
    <style:style style:name="P73" style:family="paragraph" style:parent-style-name="Standard">
      <style:text-properties officeooo:rsid="00507965" officeooo:paragraph-rsid="00507965"/>
    </style:style>
    <style:style style:name="P74" style:family="paragraph" style:parent-style-name="Standard">
      <style:text-properties officeooo:rsid="0053e51a" officeooo:paragraph-rsid="00546d96"/>
    </style:style>
    <style:style style:name="P75" style:family="paragraph" style:parent-style-name="Standard">
      <style:text-properties officeooo:rsid="0056185e" officeooo:paragraph-rsid="0056185e"/>
    </style:style>
    <style:style style:name="P76" style:family="paragraph" style:parent-style-name="Standard">
      <style:text-properties officeooo:rsid="005b63f9" officeooo:paragraph-rsid="005b63f9"/>
    </style:style>
    <style:style style:name="P77" style:family="paragraph" style:parent-style-name="Standard">
      <style:text-properties officeooo:rsid="006ba9aa" officeooo:paragraph-rsid="006ba9aa"/>
    </style:style>
    <style:style style:name="P78"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9"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0" style:family="paragraph" style:parent-style-name="Standard">
      <style:text-properties officeooo:paragraph-rsid="0074abb4"/>
    </style:style>
    <style:style style:name="P81" style:family="paragraph" style:parent-style-name="Standard">
      <style:text-properties officeooo:paragraph-rsid="005ee02f"/>
    </style:style>
    <style:style style:name="P82" style:family="paragraph" style:parent-style-name="Standard">
      <style:text-properties officeooo:paragraph-rsid="005d3794"/>
    </style:style>
    <style:style style:name="P83" style:family="paragraph" style:parent-style-name="Standard">
      <style:text-properties officeooo:paragraph-rsid="0064e9dc"/>
    </style:style>
    <style:style style:name="P84" style:family="paragraph" style:parent-style-name="Standard">
      <style:text-properties officeooo:paragraph-rsid="00742613"/>
    </style:style>
    <style:style style:name="P85" style:family="paragraph" style:parent-style-name="Standard">
      <style:text-properties officeooo:rsid="00ae38ca" officeooo:paragraph-rsid="00ae38ca"/>
    </style:style>
    <style:style style:name="P86" style:family="paragraph" style:parent-style-name="Standard">
      <style:text-properties officeooo:rsid="0074027a" officeooo:paragraph-rsid="0074027a"/>
    </style:style>
    <style:style style:name="P87" style:family="paragraph" style:parent-style-name="Standard">
      <style:text-properties officeooo:paragraph-rsid="0061dc41"/>
    </style:style>
    <style:style style:name="P88" style:family="paragraph" style:parent-style-name="Standard">
      <style:text-properties officeooo:rsid="0054f08c" officeooo:paragraph-rsid="0054f08c"/>
    </style:style>
    <style:style style:name="P89" style:family="paragraph" style:parent-style-name="Standard">
      <style:text-properties officeooo:paragraph-rsid="0047cd17"/>
    </style:style>
    <style:style style:name="P90" style:family="paragraph" style:parent-style-name="Standard">
      <style:text-properties officeooo:rsid="00c2a1ef" officeooo:paragraph-rsid="00c2a1ef"/>
    </style:style>
    <style:style style:name="P91" style:family="paragraph" style:parent-style-name="Standard">
      <style:text-properties officeooo:paragraph-rsid="00e36a3b"/>
    </style:style>
    <style:style style:name="P92" style:family="paragraph" style:parent-style-name="Standard">
      <style:text-properties officeooo:paragraph-rsid="00e9f6b2"/>
    </style:style>
    <style:style style:name="P93" style:family="paragraph" style:parent-style-name="Standard">
      <style:text-properties officeooo:paragraph-rsid="00edb013"/>
    </style:style>
    <style:style style:name="P94" style:family="paragraph" style:parent-style-name="Standard">
      <style:text-properties officeooo:paragraph-rsid="006958c2"/>
    </style:style>
    <style:style style:name="P95" style:family="paragraph" style:parent-style-name="Standard">
      <style:paragraph-properties fo:break-before="page"/>
      <style:text-properties officeooo:rsid="009a9b16" officeooo:paragraph-rsid="009a9b16"/>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Heading_20_2">
      <style:paragraph-properties fo:break-before="page"/>
      <style:text-properties fo:color="#729fcf"/>
    </style:style>
    <style:style style:name="P98"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officeooo:paragraph-rsid="0049552b"/>
    </style:style>
    <style:style style:name="P110" style:family="paragraph" style:parent-style-name="Heading_20_2">
      <style:paragraph-properties fo:break-before="page"/>
      <style:text-properties officeooo:paragraph-rsid="007cd0c4"/>
    </style:style>
    <style:style style:name="P111"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2"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3"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5">
      <style:text-properties fo:color="#0000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2">
      <style:text-properties officeooo:rsid="004ce80a" officeooo:paragraph-rsid="004ce80a"/>
    </style:style>
    <style:style style:name="P156" style:family="paragraph" style:parent-style-name="Standard" style:list-style-name="L2">
      <style:text-properties officeooo:rsid="004ce80a" officeooo:paragraph-rsid="00fa68e4"/>
    </style:style>
    <style:style style:name="P157" style:family="paragraph" style:parent-style-name="Standard" style:list-style-name="L2">
      <style:text-properties officeooo:rsid="00adbf1e" officeooo:paragraph-rsid="00fa68e4"/>
    </style:style>
    <style:style style:name="P158" style:family="paragraph" style:parent-style-name="Standard" style:list-style-name="L2">
      <style:text-properties officeooo:rsid="00f86871" officeooo:paragraph-rsid="00f86871"/>
    </style:style>
    <style:style style:name="P159" style:family="paragraph" style:parent-style-name="Standard" style:list-style-name="L2">
      <style:text-properties officeooo:rsid="0078a63e" officeooo:paragraph-rsid="0078a63e"/>
    </style:style>
    <style:style style:name="P160" style:family="paragraph" style:parent-style-name="Standard" style:list-style-name="L3">
      <style:text-properties officeooo:rsid="0056185e" officeooo:paragraph-rsid="0056185e"/>
    </style:style>
    <style:style style:name="P161" style:family="paragraph" style:parent-style-name="Standard" style:list-style-name="L4">
      <style:text-properties officeooo:rsid="00731b80" officeooo:paragraph-rsid="00731b80"/>
    </style:style>
    <style:style style:name="P162" style:family="paragraph" style:parent-style-name="Standard" style:list-style-name="L4">
      <style:text-properties officeooo:rsid="00ae38ca" officeooo:paragraph-rsid="00ae38ca"/>
    </style:style>
    <style:style style:name="P163" style:family="paragraph" style:parent-style-name="Standard" style:list-style-name="L5">
      <style:text-properties officeooo:rsid="00ae38ca" officeooo:paragraph-rsid="00ae38ca"/>
    </style:style>
    <style:style style:name="P164" style:family="paragraph" style:parent-style-name="Standard" style:list-style-name="L4">
      <style:text-properties officeooo:rsid="01056a16" officeooo:paragraph-rsid="01056a16"/>
    </style:style>
    <style:style style:name="P165" style:family="paragraph" style:parent-style-name="Standard">
      <style:text-properties officeooo:rsid="010763d6" officeooo:paragraph-rsid="010763d6"/>
    </style:style>
    <style:style style:name="P166" style:family="paragraph" style:parent-style-name="Standard" style:list-style-name="L7">
      <style:text-properties officeooo:paragraph-rsid="00515e87"/>
    </style:style>
    <style:style style:name="P167" style:family="paragraph" style:parent-style-name="Standard" style:list-style-name="L7">
      <style:text-properties officeooo:rsid="00507965" officeooo:paragraph-rsid="00515e87"/>
    </style:style>
    <style:style style:name="P168" style:family="paragraph" style:parent-style-name="Standard" style:list-style-name="L8">
      <style:text-properties officeooo:rsid="0082b4bd" officeooo:paragraph-rsid="0082b4bd"/>
    </style:style>
    <style:style style:name="P169" style:family="paragraph" style:parent-style-name="Standard" style:list-style-name="L12">
      <style:text-properties officeooo:paragraph-rsid="0075cab7"/>
    </style:style>
    <style:style style:name="P170" style:family="paragraph" style:parent-style-name="Standard" style:list-style-name="L12">
      <style:text-properties officeooo:rsid="00eb7bbc" officeooo:paragraph-rsid="00eb7bbc"/>
    </style:style>
    <style:style style:name="P171" style:family="paragraph" style:parent-style-name="Standard" style:list-style-name="L15">
      <style:text-properties officeooo:paragraph-rsid="008645a2"/>
    </style:style>
    <style:style style:name="P172" style:family="paragraph" style:parent-style-name="Standard" style:list-style-name="L16">
      <style:text-properties officeooo:paragraph-rsid="00e36a3b"/>
    </style:style>
    <style:style style:name="P173" style:family="paragraph" style:parent-style-name="Standard" style:list-style-name="L16">
      <style:text-properties officeooo:rsid="00e742d1" officeooo:paragraph-rsid="00e742d1"/>
    </style:style>
    <style:style style:name="P174" style:family="paragraph" style:parent-style-name="Standard" style:list-style-name="L17">
      <style:text-properties officeooo:paragraph-rsid="00e9f6b2"/>
    </style:style>
    <style:style style:name="P175" style:family="paragraph" style:parent-style-name="Standard">
      <style:text-properties officeooo:paragraph-rsid="007cd0c4"/>
    </style:style>
    <style:style style:name="P176" style:family="paragraph" style:parent-style-name="Standard">
      <style:text-properties officeooo:paragraph-rsid="007e1b17"/>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style:font-name="Arial" fo:font-size="15pt" fo:font-weight="bold" officeooo:rsid="002b79ef" style:font-size-asian="15pt" style:font-weight-asian="bold" style:font-size-complex="15pt" style:font-weight-complex="bold"/>
    </style:style>
    <style:style style:name="T58" style:family="text">
      <style:text-properties fo:color="#000000" style:font-name="Arial" fo:font-size="15pt" fo:font-weight="bold" officeooo:rsid="0047cd17" style:font-size-asian="15pt" style:font-weight-asian="bold" style:font-size-complex="15pt" style:font-weight-complex="bold"/>
    </style:style>
    <style:style style:name="T59" style:family="text">
      <style:text-properties fo:color="#000000" style:font-name="Arial" fo:font-size="15pt" fo:font-weight="normal" style:font-size-asian="15pt" style:font-weight-asian="normal" style:font-size-complex="15pt" style:font-weight-complex="normal"/>
    </style:style>
    <style:style style:name="T60" style:family="text">
      <style:text-properties fo:color="#000000" style:font-name="Arial" fo:font-size="15pt" fo:font-weight="normal" officeooo:rsid="0047cd17" style:font-size-asian="15pt" style:font-weight-asian="normal" style:font-size-complex="15pt" style:font-weight-complex="normal"/>
    </style:style>
    <style:style style:name="T61" style:family="text">
      <style:text-properties fo:color="#000000" style:font-name="Arial" fo:font-size="15pt" fo:font-weight="normal" officeooo:rsid="002b79ef" style:font-size-asian="15pt" style:font-weight-asian="normal" style:font-size-complex="15pt" style:font-weight-complex="normal"/>
    </style:style>
    <style:style style:name="T62" style:family="text">
      <style:text-properties fo:color="#000000" style:font-name="Arial" fo:font-size="15pt" fo:font-weight="normal" officeooo:rsid="00724233" style:font-size-asian="15pt" style:font-weight-asian="normal" style:font-size-complex="15pt" style:font-weight-complex="normal"/>
    </style:style>
    <style:style style:name="T63" style:family="text">
      <style:text-properties fo:color="#000000" style:font-name="Arial" fo:font-size="15pt" fo:font-weight="normal" officeooo:rsid="0095f87e" style:font-size-asian="15pt" style:font-weight-asian="normal" style:font-size-complex="15pt" style:font-weight-complex="normal"/>
    </style:style>
    <style:style style:name="T64" style:family="text">
      <style:text-properties officeooo:rsid="0047cd17"/>
    </style:style>
    <style:style style:name="T65" style:family="text">
      <style:text-properties fo:color="#729fcf"/>
    </style:style>
    <style:style style:name="T66" style:family="text">
      <style:text-properties fo:color="#729fcf" officeooo:rsid="0047cd17"/>
    </style:style>
    <style:style style:name="T67" style:family="text">
      <style:text-properties fo:color="#729fcf" officeooo:rsid="0011efd2"/>
    </style:style>
    <style:style style:name="T68"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9"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70"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71"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72" style:family="text">
      <style:text-properties fo:color="#729fcf"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3" style:family="text">
      <style:text-properties fo:color="#729fcf"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4" style:family="text">
      <style:text-properties fo:color="#729fcf"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officeooo:rsid="005aa19d"/>
    </style:style>
    <style:style style:name="T76" style:family="text">
      <style:text-properties officeooo:rsid="006fe324"/>
    </style:style>
    <style:style style:name="T77" style:family="text">
      <style:text-properties officeooo:rsid="0076a258"/>
    </style:style>
    <style:style style:name="T78" style:family="text">
      <style:text-properties officeooo:rsid="007ae66a"/>
    </style:style>
    <style:style style:name="T79" style:family="text">
      <style:text-properties officeooo:rsid="007cd0c4"/>
    </style:style>
    <style:style style:name="T80" style:family="text">
      <style:text-properties officeooo:rsid="008bb4fc"/>
    </style:style>
    <style:style style:name="T8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3"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4" style:family="text">
      <style:text-properties officeooo:rsid="00a851e4"/>
    </style:style>
    <style:style style:name="T85" style:family="text">
      <style:text-properties officeooo:rsid="00a9b408"/>
    </style:style>
    <style:style style:name="T86" style:family="text">
      <style:text-properties officeooo:rsid="00badfde"/>
    </style:style>
    <style:style style:name="T87" style:family="text">
      <style:text-properties officeooo:rsid="00bc6688"/>
    </style:style>
    <style:style style:name="T88" style:family="text">
      <style:text-properties officeooo:rsid="00bd4de0"/>
    </style:style>
    <style:style style:name="T89" style:family="text">
      <style:text-properties officeooo:rsid="00be60bf"/>
    </style:style>
    <style:style style:name="T90" style:family="text">
      <style:text-properties officeooo:rsid="00c86404"/>
    </style:style>
    <style:style style:name="T91" style:family="text">
      <style:text-properties officeooo:rsid="00c8eba5"/>
    </style:style>
    <style:style style:name="T92" style:family="text">
      <style:text-properties officeooo:rsid="00d3f207"/>
    </style:style>
    <style:style style:name="T93" style:family="text">
      <style:text-properties officeooo:rsid="00d57d36"/>
    </style:style>
    <style:style style:name="T94" style:family="text">
      <style:text-properties officeooo:rsid="00d733ce"/>
    </style:style>
    <style:style style:name="T95" style:family="text">
      <style:text-properties officeooo:rsid="00dfb58d"/>
    </style:style>
    <style:style style:name="T96" style:family="text">
      <style:text-properties officeooo:rsid="00e09bf5"/>
    </style:style>
    <style:style style:name="T97" style:family="text">
      <style:text-properties officeooo:rsid="00e36a3b"/>
    </style:style>
    <style:style style:name="T98" style:family="text">
      <style:text-properties officeooo:rsid="00e9e3fc"/>
    </style:style>
    <style:style style:name="T99" style:family="text">
      <style:text-properties officeooo:rsid="00f0417c"/>
    </style:style>
    <style:style style:name="T100" style:family="text">
      <style:text-properties officeooo:rsid="00f86871"/>
    </style:style>
    <style:style style:name="T101" style:family="text">
      <style:text-properties officeooo:rsid="010b91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8">A</text:span><text:span text:style-name="T69">satru PHP -</text:span><text:span text:style-name="T66"> </text:span><text:span text:style-name="T65">D</text:span><text:span text:style-name="T67">ocumentation</text:span></text:p>
      <text:p text:style-name="P2"/>
      <text:p text:style-name="P2"/>
      <text:p text:style-name="P66"><text:span text:style-name="T57">Codename: </text:span><text:span text:style-name="T61">d</text:span><text:span text:style-name="T60">nyAsatruPHP</text:span></text:p>
      <text:p text:style-name="P66"><text:span text:style-name="T57">Author: </text:span><text:span text:style-name="T61">D</text:span><text:span text:style-name="T63">aniel Brendel</text:span><text:span text:style-name="T61"> &lt;</text:span><text:span text:style-name="T81">d</text:span><text:span text:style-name="T82">brendel1988@g</text:span><text:span text:style-name="T83">mail</text:span><text:span text:style-name="T82">.com</text:span><text:span text:style-name="T61">&gt;</text:span></text:p>
      <text:p text:style-name="P66"><text:span text:style-name="T57">Version: </text:span><text:span text:style-name="T61">1.0</text:span></text:p>
      <text:p text:style-name="P89"><text:span text:style-name="T58">License:</text:span><text:span text:style-name="T60"> T</text:span><text:span text:style-name="T62">he MIT license</text:span></text:p>
      <text:p text:style-name="P63"/>
      <text:p text:style-name="P90"><text:span text:style-name="T62">©</text:span><text:span text:style-name="T59"> 2019 – 2020 by Daniel Brendel</text:span></text:p>
      <text:p text:style-name="P3"/>
      <text:p text:style-name="P4"/>
      <text:p text:style-name="P65">W<text:span text:style-name="T64">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4"/>
      <text:h text:style-name="P9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351546306" text:style-name="L1">
        <text:list-item>
          <text:p text:style-name="P111">Create a new folder where you want to have your project in</text:p>
        </text:list-item>
        <text:list-item>
          <text:p text:style-name="P111">Open your desired command terminal and switch to the directory</text:p>
        </text:list-item>
        <text:list-item>
          <text:p text:style-name="P111">Run the command: composer create-project danielbrendel/asatru-php</text:p>
        </text:list-item>
        <text:list-item>
          <text:p text:style-name="P111">Wait until composer has finished its job.</text:p>
        </text:list-item>
        <text:list-item>
          <text:p text:style-name="P111">That‘s it. You can now start developing apps with the framework.</text:p>
        </text:list-item>
        <text:list-item>
          <text:p text:style-name="P112">If everything worked fine you should see a welcome message under &lt;url&gt;/&lt;project-dir&gt;/<text:span text:style-name="T78">index</text:span></text:p>
        </text:list-item>
      </text:list>
      <text:p text:style-name="P7"/>
      <text:p text:style-name="P7"/>
      <text:p text:style-name="P7"/>
      <text:h text:style-name="P109" text:outline-level="2"><text:bookmark-start text:name="__RefHeading___Toc283_4260699229"/><text:span text:style-name="T70">C</text:span><text:span text:style-name="T71">ontroller</text:span><text:bookmark-end text:name="__RefHeading___Toc283_4260699229"/></text:h>
      <text:p text:style-name="P78"/>
      <text:p text:style-name="P67"><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8"><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9"><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9"><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0"><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4177546800" text:style-name="L2">
        <text:list-item>
          <text:p text:style-name="P155">Asatru\View\ViewHandler: Let‘s you return a view. See section ‚Views‘ for details</text:p>
        </text:list-item>
        <text:list-item>
          <text:p text:style-name="P155">Asatru\View\PlainHandler: Let‘s you return plain text. No HTML is rendered</text:p>
        </text:list-item>
        <text:list-item>
          <text:p text:style-name="P156">Asatru\View\JsonHandler: Let‘s you return Json <text:span text:style-name="T100">content</text:span></text:p>
        </text:list-item>
        <text:list-item>
          <text:p text:style-name="P157">Asatru\View\XmlHandler: Let‘s you return XML <text:span text:style-name="T100">content</text:span></text:p>
        </text:list-item>
        <text:list-item>
          <text:p text:style-name="P158">Asatru\View\CsvHandler: Let‘s you return CSV content</text:p>
        </text:list-item>
        <text:list-item>
          <text:p text:style-name="P155">Asatru\View\RedirectHandler: Let‘s you redirect to an URL</text:p>
        </text:list-item>
        <text:list-item>
          <text:p text:style-name="P155">Asatru\View\DownloadHandler: Let the client download a file</text:p>
        </text:list-item>
        <text:list-item>
          <text:p text:style-name="P159">Asatru\View\CustomHandler: Let‘s you customize the type of output</text:p>
        </text:list-item>
      </text:list>
      <text:p text:style-name="P70"/>
      <text:p text:style-name="P75">Each controller handler method accepts a $request variable. It references a request object which can be used to query the dynamic URL parameters or the POST or GET data:</text:p>
      <text:list xml:id="list4251576695" text:style-name="L3">
        <text:list-item>
          <text:p text:style-name="P160">Call $request→arg(&lt;name&gt;) in order to fetch an URL parameter</text:p>
        </text:list-item>
        <text:list-item>
          <text:p text:style-name="P160">Call $request→params()→query(&lt;name&gt;) fo fetch a POST or GET parameter.</text:p>
        </text:list-item>
      </text:list>
      <text:p text:style-name="P70"/>
      <text:p text:style-name="P88">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121629565" text:style-name="L4">
        <text:list-item>
          <text:p text:style-name="P161"><text:soft-page-break/>required: This item must be provided</text:p>
        </text:list-item>
        <text:list-item>
          <text:p text:style-name="P161">email: The item must contain a valid E-Mail address</text:p>
        </text:list-item>
        <text:list-item>
          <text:p text:style-name="P161">min:&lt;num&gt; The item must contain at least &lt;num&gt; characters</text:p>
        </text:list-item>
        <text:list-item>
          <text:p text:style-name="P161">max:&lt;num&gt; The item must contain not more than &lt;num&gt; characters</text:p>
        </text:list-item>
        <text:list-item>
          <text:p text:style-name="P162">datetime The item needs to be in a valid datetime format</text:p>
        </text:list-item>
        <text:list-item>
          <text:p text:style-name="P164">number The item needs to be a valid number</text:p>
        </text:list-item>
        <text:list-item>
          <text:p text:style-name="P164">regex:pattern The item must match the regex pattern</text:p>
          <text:p text:style-name="P164"/>
        </text:list-item>
      </text:list>
      <text:p text:style-name="P86">Separate a validator with the | character, e.g. „required|email“.</text:p>
      <text:p text:style-name="P86"/>
      <text:p text:style-name="P85">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571722671" text:style-name="L5">
        <text:list-item>
          <text:p text:style-name="P163">public function getIdent(): Return the name of your validator ident. This is used in the validation string identifying your validator. </text:p>
        </text:list-item>
        <text:list-item>
          <text:p text:style-name="P163">Public function verify($value, $args = null): This method is used to validate the data. It recieves the value that needs to be checked and optionally arguments that to adjust the validation</text:p>
        </text:list-item>
        <text:list-item>
          <text:p text:style-name="P163">public function getError(): Here you need to return an error string describing the failure if the validation has failed </text:p>
        </text:list-item>
      </text:list>
      <text:p text:style-name="P85"/>
      <text:p text:style-name="P85">You can create a validator comfortably using the asatru CLI command.</text:p>
      <text:p text:style-name="P85"/>
      <text:p text:style-name="P85">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5"/>
      <text:p text:style-name="P165">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98" text:outline-level="2"><text:bookmark-start text:name="__RefHeading___Toc285_4260699229"/>V<text:span text:style-name="T75">iews</text:span><text:bookmark-end text:name="__RefHeading___Toc285_4260699229"/></text:h>
      <text:p text:style-name="P11"/>
      <text:p text:style-name="P71"><text:span text:style-name="T8">When your controller method is called you will m</text:span><text:span text:style-name="T7">ost of the times want to render a view. There you can utilize the Asatru\View\ViewHandler class. You can specify three different items:</text:span></text:p>
      <text:list xml:id="list1343820317" text:style-name="L6">
        <text:list-item>
          <text:p text:style-name="P113">ViewHandler::setVars(&lt;array&gt;): Let‘s you pass variables to the view <text:span text:style-name="T90">as key-value pairs</text:span></text:p>
        </text:list-item>
        <text:list-item>
          <text:p text:style-name="P113">ViewHandler::setLayout(&lt;string&gt;): Let‘s you specify the layout file to be used</text:p>
        </text:list-item>
        <text:list-item>
          <text:p text:style-name="P11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1">key-value paired </text:span>variables array. <text:span text:style-name="T96">There is also a helper function view() available.</text:span></text:p>
      <text:p text:style-name="P13"/>
      <text:p text:style-name="P72"><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3"><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4109926405" text:style-name="L7">
        <text:list-item>
          <text:p text:style-name="P167"><text:span text:style-name="T2">@if: </text:span><text:span text:style-name="T10">Renders</text:span><text:span text:style-name="T2"> an if statement, for instance: @if ($myvar === true)</text:span></text:p>
        </text:list-item>
        <text:list-item>
          <text:p text:style-name="P114">@elseif: Continue with an alternative if statement. For instance: @elseif ($myvar === false)</text:p>
        </text:list-item>
        <text:list-item>
          <text:p text:style-name="P114">@else: Specify an else statement</text:p>
        </text:list-item>
        <text:list-item>
          <text:p text:style-name="P114">@endif: Ends the if condition</text:p>
        </text:list-item>
        <text:list-item>
          <text:p text:style-name="P167"><text:span text:style-name="T2">@for: </text:span><text:span text:style-name="T10">Renders</text:span><text:span text:style-name="T2"> a for loop. For instance: @</text:span><text:span text:style-name="T10">for ($i = 0; $i &lt; 10; $i++)</text:span></text:p>
        </text:list-item>
        <text:list-item>
          <text:p text:style-name="P115">@endfor: Ends the for loop</text:p>
        </text:list-item>
        <text:list-item>
          <text:p text:style-name="P166"><text:span text:style-name="T10">@foreach: Renders a foreach loop. </text:span><text:span text:style-name="T11">For instance: @foreach ($tokens as $token)</text:span></text:p>
        </text:list-item>
        <text:list-item>
          <text:p text:style-name="P116">@endforeach: Ends the foreach statement</text:p>
        </text:list-item>
        <text:list-item>
          <text:p text:style-name="P116">@while: Renders a while statement. For instance: @while ($a &lt; 10)</text:p>
        </text:list-item>
        <text:list-item>
          <text:p text:style-name="P116">@endwhile: Ends a while statement</text:p>
        </text:list-item>
        <text:list-item>
          <text:p text:style-name="P117">@break: Renders a break statement</text:p>
        </text:list-item>
        <text:list-item>
          <text:p text:style-name="P117">@continue: Renders a continue statement</text:p>
        </text:list-item>
        <text:list-item>
          <text:p text:style-name="P117">@switch: Renders a switch statement. For instance @switch ($var)</text:p>
        </text:list-item>
        <text:list-item>
          <text:p text:style-name="P117">@case: Renders a case condition. For instance @case 1</text:p>
        </text:list-item>
        <text:list-item>
          <text:p text:style-name="P117">@default: Renders a default condition.</text:p>
        </text:list-item>
        <text:list-item>
          <text:p text:style-name="P117">@endswitch: Ends the switch statement</text:p>
        </text:list-item>
        <text:list-item>
          <text:p text:style-name="P117">@comment: Renders a comment. For instance @comment This is rendered as a comment</text:p>
        </text:list-item>
        <text:list-item>
          <text:p text:style-name="P117">@include: Replaces the line with the rendered content of the specified file. For instance @include „my-file.php“</text:p>
        </text:list-item>
        <text:list-item>
          <text:p text:style-name="P117">@isset: Checks whether an object is set</text:p>
        </text:list-item>
        <text:list-item>
          <text:p text:style-name="P117">@isnotset: Checks whether an object is not set</text:p>
        </text:list-item>
        <text:list-item>
          <text:p text:style-name="P117">@endset: Ends the block if an isset/isnotset statement</text:p>
        </text:list-item>
        <text:list-item>
          <text:p text:style-name="P118">@end: Generic block ending</text:p>
        </text:list-item>
        <text:list-item>
          <text:p text:style-name="P116">@csrf: Inserts a hidden input field with the current CSRF token used for forms</text:p>
        </text:list-item>
        <text:list-item>
          <text:p text:style-name="P119">{{ &lt;output&gt; }}: This will output your code into the buffer. This can be used to output variables. Internally it uses htmlspecialchars in order to prevent XSS.</text:p>
        </text:list-item>
        <text:list-item>
          <text:p text:style-name="P120">@{{ expression }}: Will leave the expression wrapped in brackets.</text:p>
        </text:list-item>
      </text:list>
      <text:p text:style-name="P15"><text:soft-page-break/></text:p>
      <text:p text:style-name="P57">You can also create custom template commands. Add them with the helper template_command().</text:p>
      <text:p text:style-name="P17"/>
      <text:p text:style-name="P74"><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0" text:outline-level="2"><text:bookmark-start text:name="__RefHeading___Toc287_4260699229"/>Database access<text:bookmark-end text:name="__RefHeading___Toc287_4260699229"/></text:h>
      <text:p text:style-name="P76"><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2"><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1"><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2274166161" text:style-name="L8">
        <text:list-item>
          <text:p text:style-name="P168"><text:span text:style-name="T21">M</text:span><text:span text:style-name="T2">odel::where(name, comparision, value): Use a conditional and-query. Call the method for each condition</text:span></text:p>
        </text:list-item>
        <text:list-item>
          <text:p text:style-name="P121">Model::whereOr(name, comparision, value): Use a conditional or-query. Call the method for each condition</text:p>
        </text:list-item>
        <text:list-item>
          <text:p text:style-name="P121">Model::limit(count): Limit the query result</text:p>
        </text:list-item>
        <text:list-item>
          <text:p text:style-name="P121">Model::groupBy(ident): Group items by ident</text:p>
        </text:list-item>
        <text:list-item>
          <text:p text:style-name="P121">Model::orderBy(ident, type): Order items by ident. Type is either asc or desc.</text:p>
        </text:list-item>
        <text:list-item>
          <text:p text:style-name="P121">Model::first(): Get first item</text:p>
        </text:list-item>
        <text:list-item>
          <text:p text:style-name="P121">Model::get(): Perform the query and get the items</text:p>
        </text:list-item>
        <text:list-item>
          <text:p text:style-name="P121">Model::all(): Get the entire table</text:p>
        </text:list-item>
        <text:list-item>
          <text:p text:style-name="P122">Model::find(id, key): Find an entry by id. Use key parameter if you want to specify the name of the key so look for</text:p>
        </text:list-item>
        <text:list-item>
          <text:p text:style-name="P121">Model::count(): Get the amount of found items</text:p>
        </text:list-item>
        <text:list-item>
          <text:p text:style-name="P123">Model::aggregate(type, column, opt:name): Find an aggregate of the column (avg, min, max, sum, etc.)</text:p>
        </text:list-item>
        <text:list-item>
          <text:p text:style-name="P123">Model::whereBetween(column, value1, value2): Use a conditional between and-query. Call the method for each condition</text:p>
        </text:list-item>
        <text:list-item>
          <text:p text:style-name="P123"><text:soft-page-break/>Model::whereBetweenOr(column, value1, value2): Use a conditional between or-query. Call the method for each condition</text:p>
        </text:list-item>
        <text:list-item>
          <text:p text:style-name="P121">Model::update(ident, value): Add this item to the updated item list</text:p>
        </text:list-item>
        <text:list-item>
          <text:p text:style-name="P121">Model::insert(ident, value): Add this item to the inserted item list</text:p>
        </text:list-item>
        <text:list-item>
          <text:p text:style-name="P121">Model::go(): Perform either an update or insert operation</text:p>
        </text:list-item>
        <text:list-item>
          <text:p text:style-name="P121">Model::delete(): Perform a delete operation</text:p>
        </text:list-item>
        <text:list-item>
          <text:p text:style-name="P124">Model::raw(qry, args): Perform a raw database operation</text:p>
        </text:list-item>
      </text:list>
      <text:p text:style-name="P95"><text:span text:style-name="T26">T</text:span><text:span text:style-name="T2">he result of the operation depends of the its kind:</text:span></text:p>
      <text:list xml:id="list145519065" text:style-name="L9">
        <text:list-item>
          <text:p text:style-name="P125">For fetching data it returns an instance of Asatru\Database\Collection</text:p>
          <text:list>
            <text:list-item>
              <text:p text:style-name="P125">call the count() method to get the amount of collected entries</text:p>
            </text:list-item>
            <text:list-item>
              <text:p text:style-name="P125">call the get(&lt;ident&gt;) method to get the related item. This can be an instance of the collection class, too.</text:p>
            </text:list-item>
            <text:list-item>
              <text:p text:style-name="P125">Call each(&lt;callback&gt;) in order to iterate through all collected items</text:p>
            </text:list-item>
          </text:list>
        </text:list-item>
        <text:list-item>
          <text:p text:style-name="P125">For inserting, updating and deleting it returns a boolean indicating whether the operation could be executed</text:p>
        </text:list-item>
        <text:list-item>
          <text:p text:style-name="P125">For getting the count it returns the amount of found entries</text:p>
        </text:list-item>
      </text:list>
      <text:p text:style-name="P39"/>
      <text:p text:style-name="P84"><text:span text:style-name="T26">In order t</text:span><text:span text:style-name="T27">o manage migrations you can use the following functions:</text:span></text:p>
      <text:list xml:id="list2350426639" text:style-name="L10">
        <text:list-item>
          <text:p text:style-name="P126">migrate_fresh(): Drops all tables and recreates them</text:p>
        </text:list-item>
        <text:list-item>
          <text:p text:style-name="P126">migrate_list(): Runs only newly created migration scripts</text:p>
        </text:list-item>
        <text:list-item>
          <text:p text:style-name="P126">migrate_drop(): Drops all migrations</text:p>
        </text:list-item>
      </text:list>
      <text:p text:style-name="P44"/>
      <text:p text:style-name="P39"/>
      <text:p text:style-name="P80"><text:span text:style-name="T20">The database connection is adjusted via the .env file. S</text:span><text:span text:style-name="T21">ee</text:span><text:span text:style-name="T20"> the related section for details.</text:span></text:p>
      <text:p text:style-name="P43"/>
      <text:p text:style-name="P43"/>
      <text:h text:style-name="P99" text:outline-level="2"><text:bookmark-start text:name="__RefHeading___Toc968_4279494639"/>M<text:span text:style-name="T94">odules</text:span><text:bookmark-end text:name="__RefHeading___Toc968_4279494639"/></text:h>
      <text:p text:style-name="P12"/>
      <text:p text:style-name="P12">W<text:span text:style-name="T94">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1" text:outline-level="2"><text:bookmark-start text:name="__RefHeading___Toc290_4260699229"/>A<text:span text:style-name="T7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1" text:outline-level="2"><text:bookmark-start text:name="__RefHeading___Toc292_4260699229"/>L<text:span text:style-name="T76">ocalization</text:span><text:bookmark-end text:name="__RefHeading___Toc292_4260699229"/></text:h>
      <text:p text:style-name="P22"/>
      <text:p text:style-name="P87"><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3"><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1" text:outline-level="2"><text:bookmark-start text:name="__RefHeading___Toc294_4260699229"/>L<text:span text:style-name="T7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937225926" text:style-name="L11">
        <text:list-item>
          <text:p text:style-name="P127"><text:span text:style-name="T95">ASATRU_</text:span>LOG_INFO: An information message</text:p>
        </text:list-item>
        <text:list-item>
          <text:p text:style-name="P128"><text:span text:style-name="T95">ASATRU_</text:span>LOG_DEBUG: A debug message</text:p>
        </text:list-item>
        <text:list-item>
          <text:p text:style-name="P128"><text:span text:style-name="T95">ASATRU_</text:span>LOG_WARNING: A warning message</text:p>
        </text:list-item>
        <text:list-item>
          <text:p text:style-name="P128"><text:span text:style-name="T95">ASATRU_</text:span>LOG_ERROR: An error message</text:p>
        </text:list-item>
      </text:list>
      <text:p text:style-name="P23"/>
      <text:p text:style-name="P24">In order to clean the current log buffer use clearLog(). In order to force storing the current log buffer use storeLog().</text:p>
      <text:h text:style-name="P101" text:outline-level="2"><text:bookmark-start text:name="__RefHeading___Toc296_4260699229"/>E<text:span text:style-name="T76">nvironment configuration</text:span><text:bookmark-end text:name="__RefHeading___Toc296_4260699229"/></text:h>
      <text:p text:style-name="P25"/>
      <text:p text:style-name="P94"><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611211638" text:style-name="L12">
        <text:list-item>
          <text:p text:style-name="P129">APP_NAME: The name of your app</text:p>
        </text:list-item>
        <text:list-item>
          <text:p text:style-name="P129">APP_VERSON: The version of your app</text:p>
        </text:list-item>
        <text:list-item>
          <text:p text:style-name="P129">APP_AUTHOR: The name of the author of the app</text:p>
        </text:list-item>
        <text:list-item>
          <text:p text:style-name="P129">APP_CONTACT: Contact information of the app</text:p>
        </text:list-item>
        <text:list-item>
          <text:p text:style-name="P129">APP_DEBUG: Toggle debug mode</text:p>
        </text:list-item>
        <text:list-item>
          <text:p text:style-name="P129">APP_BASEDIR: Use this to specify the base dir on the webserver where your project is located i<text:span text:style-name="T77">n</text:span></text:p>
        </text:list-item>
        <text:list-item>
          <text:p text:style-name="P129">APP_SESSION: Toggle here whether you want to use sessions in your app</text:p>
        </text:list-item>
        <text:list-item>
          <text:p text:style-name="P130">DB_ENABLE: Set to true if you want to connect to a database</text:p>
        </text:list-item>
        <text:list-item>
          <text:p text:style-name="P129">DB_HOST: The host address for your database connection</text:p>
        </text:list-item>
        <text:list-item>
          <text:p text:style-name="P129">DB_USER: The database user name</text:p>
        </text:list-item>
        <text:list-item>
          <text:p text:style-name="P129">DB_PASSWORD: The database password</text:p>
        </text:list-item>
        <text:list-item>
          <text:p text:style-name="P129">DB_PORT: The port which shall be used for connection</text:p>
        </text:list-item>
        <text:list-item>
          <text:p text:style-name="P129">DB_DATABASE: The name of the actual database</text:p>
        </text:list-item>
        <text:list-item>
          <text:p text:style-name="P169"><text:span text:style-name="T39">DB_DRIVER: The driver to be used. Currently o</text:span><text:span text:style-name="T40">nly MySQL is supported</text:span></text:p>
        </text:list-item>
        <text:list-item>
          <text:p text:style-name="P170"><text:span text:style-name="T40">S</text:span><text:span text:style-name="T2">MTP_FROMNAME: Specify the name of the sender, e.g. your application name</text:span></text:p>
        </text:list-item>
        <text:list-item>
          <text:p text:style-name="P131">SMTP_FROMADDRESS: Specify the e-mail address which shall be used as the sender address</text:p>
        </text:list-item>
        <text:list-item>
          <text:p text:style-name="P131">SMTP_HOST: Hostname or address of the SMTP server</text:p>
        </text:list-item>
        <text:list-item>
          <text:p text:style-name="P131">SMTP_PORT: Port to connect through, e.g. 587 for TLS encrypted connection</text:p>
        </text:list-item>
        <text:list-item>
          <text:p text:style-name="P131">SMTP_USERNAME: Login name for the server</text:p>
        </text:list-item>
        <text:list-item>
          <text:p text:style-name="P131">SMTP_PASSWORD: Login password for the server</text:p>
        </text:list-item>
        <text:list-item>
          <text:p text:style-name="P131">SMTP_ENCRYPTION: Either ‚tls‘ or ‚smtps‘.</text:p>
        </text:list-item>
      </text:list>
      <text:p text:style-name="P26"/>
      <text:p text:style-name="P77"><text:span text:style-name="T2">To query an environment variable you can just use the $_ENV superglobal or use the env_get() function. </text:span><text:span text:style-name="T19">These helper function exists:</text:span></text:p>
      <text:list xml:id="list306979183" text:style-name="L13">
        <text:list-item>
          <text:p text:style-name="P132">env_parse(&lt;file&gt;): Parse additional .env files</text:p>
        </text:list-item>
        <text:list-item>
          <text:p text:style-name="P132">env_get(&lt;ident&gt;): Query an environment variable value</text:p>
        </text:list-item>
        <text:list-item>
          <text:p text:style-name="P132">env_clear(): Clear all variables. This is normally not needed</text:p>
        </text:list-item>
        <text:list-item>
          <text:p text:style-name="P132">env_hash_error(): Check if there has been an error when parsing the env file</text:p>
        </text:list-item>
        <text:list-item>
          <text:p text:style-name="P132">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1" text:outline-level="2"><text:bookmark-start text:name="__RefHeading___Toc298_4260699229"/>H<text:span text:style-name="T76">elpers</text:span><text:bookmark-end text:name="__RefHeading___Toc298_4260699229"/></text:h>
      <text:p text:style-name="P29"/>
      <text:p text:style-name="P29">The framework provides some basic helper functions in order to ease your workflow. The following ones exist:</text:p>
      <text:list xml:id="list52052110" text:style-name="L14">
        <text:list-item>
          <text:p text:style-name="P133">base_path(): Returns the full path to your projects root directory</text:p>
        </text:list-item>
        <text:list-item>
          <text:p text:style-name="P133">app_path(): Returns the full path to your app directory</text:p>
        </text:list-item>
        <text:list-item>
          <text:p text:style-name="P133">resource_path(): Returns the full path to your resources directory</text:p>
        </text:list-item>
        <text:list-item>
          <text:p text:style-name="P133">base_url(): Returns the full URL to your projects folder</text:p>
        </text:list-item>
        <text:list-item>
          <text:p text:style-name="P134">url($path): Return the full URL to the given path</text:p>
        </text:list-item>
        <text:list-item>
          <text:p text:style-name="P133">app_url(): Returns the full URL to your app directory</text:p>
        </text:list-item>
        <text:list-item>
          <text:p text:style-name="P133">resource_url(): Returns the full URL to your resources directory</text:p>
        </text:list-item>
        <text:list-item>
          <text:p text:style-name="P135">asset($path): Return the full URL to the specified asset</text:p>
        </text:list-item>
        <text:list-item>
          <text:p text:style-name="P133">csrf_token(): Returns the current CSRF token of your session</text:p>
        </text:list-item>
        <text:list-item>
          <text:p text:style-name="P136">template_command(<text:span text:style-name="T92">$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3">must be </text:span>wrapped in brackets <text:span text:style-name="T93">like valid PHP code</text:span>). Return value is a string with the <text:span text:style-name="T92">code that the template command line shall be replaced with.</text:span></text:p>
        </text:list-item>
        <text:list-item>
          <text:p text:style-name="P137">view($layout, array $yields, $vars = array()): Short way of spawning a ViewHandler instance.</text:p>
        </text:list-item>
        <text:list-item>
          <text:p text:style-name="P138">json(array $content): Short way of returning JSON content</text:p>
        </text:list-item>
        <text:list-item>
          <text:p text:style-name="P138">xml(array $content, $root = ‚data‘): Short way of returning XML content</text:p>
        </text:list-item>
        <text:list-item>
          <text:p text:style-name="P138">csv(array $content, array $header = null): Short way of returning CSV content</text:p>
        </text:list-item>
        <text:list-item>
          <text:p text:style-name="P139">text($content): Short way of returning plain text content</text:p>
        </text:list-item>
        <text:list-item>
          <text:p text:style-name="P140">custom($type, $content): Short way of returning custom content</text:p>
        </text:list-item>
        <text:list-item>
          <text:p text:style-name="P139">redirect($to): Short way of redirecting to an URL</text:p>
        </text:list-item>
        <text:list-item>
          <text:p text:style-name="P139">download($resource): Short way of letting the client download a resource</text:p>
        </text:list-item>
        <text:list-item>
          <text:p text:style-name="P141">env($item, $fallback = null): Shortname function to call env_get().</text:p>
        </text:list-item>
      </text:list>
      <text:p text:style-name="P59"/>
      <text:p text:style-name="P93"><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1" text:outline-level="2"><text:bookmark-start text:name="__RefHeading___Toc300_4260699229"/>E<text:span text:style-name="T7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0" text:outline-level="2"><text:bookmark-start text:name="__RefHeading___Toc546_1386177123"/><text:span text:style-name="T72">C</text:span><text:span text:style-name="T73">LI t</text:span><text:span text:style-name="T74">ool</text:span><text:bookmark-end text:name="__RefHeading___Toc546_1386177123"/></text:h>
      <text:p text:style-name="P31"/>
      <text:p text:style-name="P175"><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3962547784" text:style-name="L15">
        <text:list-item>
          <text:p text:style-name="P142">help: Displays the help text</text:p>
        </text:list-item>
        <text:list-item>
          <text:p text:style-name="P142"><text:span text:style-name="T80">make:</text:span>model &lt;name&gt; &lt;table&gt;: Creates a model and migration file where name is the name of the model and table is the associated table of the database</text:p>
        </text:list-item>
        <text:list-item>
          <text:p text:style-name="P144">make:module &lt;name&gt;: Creates a new module that is dedicated to your business logic</text:p>
        </text:list-item>
        <text:list-item>
          <text:p text:style-name="P143"><text:span text:style-name="T80">make:</text:span>controller &lt;name&gt;: Creates a new controller</text:p>
        </text:list-item>
        <text:list-item>
          <text:p text:style-name="P143"><text:span text:style-name="T80">make:</text:span>language &lt;ident&gt;: Creates a new language folder structure with an app.php</text:p>
        </text:list-item>
        <text:list-item>
          <text:p text:style-name="P145">make:validator &lt;name&gt; &lt;ident&gt;: Creates a new validator with the given name and the associated validator ident</text:p>
        </text:list-item>
        <text:list-item>
          <text:p text:style-name="P154">make:event &lt;name&gt; &lt;initial_method&gt;: Creates a new event handler with name as class name and an initial handler method called (initial_method)</text:p>
        </text:list-item>
        <text:list-item>
          <text:p text:style-name="P146">make:auth: Creates a model and migration used for authentication</text:p>
        </text:list-item>
        <text:list-item>
          <text:p text:style-name="P147">make:cache: Creates a model and migration used for caching</text:p>
        </text:list-item>
        <text:list-item>
          <text:p text:style-name="P148">make:test &lt;name&gt;: Creates a new test case with the given name</text:p>
        </text:list-item>
        <text:list-item>
          <text:p text:style-name="P142">migrate:<text:span text:style-name="T80">fresh</text:span>: Creates a fresh migration of your database. Warning: This will erase all previously inserted data, so please be careful.</text:p>
        </text:list-item>
        <text:list-item>
          <text:p text:style-name="P149">migrate:list: This will only run the newly created migrations</text:p>
        </text:list-item>
        <text:list-item>
          <text:p text:style-name="P149">migrate:drop: This drops all migrations</text:p>
        </text:list-item>
        <text:list-item>
          <text:p text:style-name="P171"><text:span text:style-name="T25">s</text:span><text:span text:style-name="T24">erve</text:span><text:span text:style-name="T25"> &lt;port&gt;: Starts a development server. If port is not provided it uses the port 8000.</text:span></text:p>
        </text:list-item>
      </text:list>
      <text:p text:style-name="P41"/>
      <text:p text:style-name="P176"><text:span text:style-name="T55">Note that the CLI t</text:span><text:span text:style-name="T56">ool</text:span><text:span text:style-name="T55"> is only available in debug mode.</text:span></text:p>
      <text:h text:style-name="P102" text:outline-level="2"><text:bookmark-start text:name="__RefHeading___Toc753_2058331456"/>E<text:span text:style-name="T84">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5">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79"/>
      <text:h text:style-name="P103" text:outline-level="2"><text:bookmark-start text:name="__RefHeading___Toc847_4258218402"/>A<text:span text:style-name="T86">uthentication</text:span><text:bookmark-end text:name="__RefHeading___Toc847_4258218402"/></text:h>
      <text:p text:style-name="P33"/>
      <text:p text:style-name="P46">V<text:span text:style-name="T86">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1021407996" text:style-name="L16">
        <text:list-item>
          <text:p text:style-name="P150">register(username, email, password): To register a new user</text:p>
        </text:list-item>
        <text:list-item>
          <text:p text:style-name="P150">login(email): To log a user in</text:p>
        </text:list-item>
        <text:list-item>
          <text:p text:style-name="P150">logout(email): To log a user out</text:p>
        </text:list-item>
        <text:list-item>
          <text:p text:style-name="P150">isUserLoggedIn(opt:email): Check if a user is logged in by email or by session ID</text:p>
        </text:list-item>
        <text:list-item>
          <text:p text:style-name="P150">getByEmail(email): Get a user data object by email</text:p>
        </text:list-item>
        <text:list-item>
          <text:p text:style-name="P150">getBySession(): Get a user data object by session (only when logged in)</text:p>
        </text:list-item>
      </text:list>
      <text:p text:style-name="P53"/>
      <text:p text:style-name="P53"/>
      <text:h text:style-name="P104" text:outline-level="2"><text:bookmark-start text:name="__RefHeading___Toc1000_2949499612"/>C<text:span text:style-name="T97">aching</text:span><text:bookmark-end text:name="__RefHeading___Toc1000_2949499612"/></text:h>
      <text:p text:style-name="P36"/>
      <text:p text:style-name="P49">V<text:span text:style-name="T86">ia the Asatru CLI you can create a caching model and migration. Be sure to run the migration command (preferably list) after you have issued the command.</text:span></text:p>
      <text:p text:style-name="P49"/>
      <text:p text:style-name="P91"><text:span text:style-name="T42">The c</text:span><text:span text:style-name="T44">ache</text:span><text:span text:style-name="T42"> model provides you with the following methods:</text:span></text:p>
      <text:list xml:id="list231244895776522" text:continue-numbering="true" text:style-name="L16">
        <text:list-item>
          <text:p text:style-name="P172"><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3"><text:span text:style-name="T41">h</text:span><text:span text:style-name="T2">as(ident): To check if an item exists in the cache</text:span></text:p>
        </text:list-item>
        <text:list-item>
          <text:p text:style-name="P151">pull(ident): To obtain and remove an item from the cache</text:p>
        </text:list-item>
        <text:list-item>
          <text:p text:style-name="P172"><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5" text:outline-level="2"><text:bookmark-start text:name="__RefHeading___Toc849_4258218402"/>T<text:span text:style-name="T87">esting</text:span><text:bookmark-end text:name="__RefHeading___Toc849_4258218402"/></text:h>
      <text:p text:style-name="P34"/>
      <text:p text:style-name="P47">A<text:span text:style-name="T8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06" text:outline-level="2"><text:bookmark-start text:name="__RefHeading___Toc920_2909966481"/>mail() wrapper<text:bookmark-end text:name="__RefHeading___Toc920_2909966481"/></text:h>
      <text:p text:style-name="P35"/>
      <text:p text:style-name="P48">T<text:span text:style-name="T88">he framework comes with a convenience wrapper for the PHP inbuilt mail() function. It can be used to use views with templating as mail content.</text:span></text:p>
      <text:p text:style-name="P48"/>
      <text:p text:style-name="P56">The <text:span text:style-name="T89">related Asatru\Mailwrapper\Mail </text:span>class provides the following methods:</text:p>
      <text:list xml:id="list440625502" text:style-name="L17">
        <text:list-item>
          <text:p text:style-name="P152">setRecipient(value): The E-Mail address of the recipient</text:p>
        </text:list-item>
        <text:list-item>
          <text:p text:style-name="P152">setSubject(value): The subject</text:p>
        </text:list-item>
        <text:list-item>
          <text:p text:style-name="P152">setView(layout, array yields, opt:data): Used layout and yields with optionally variables</text:p>
        </text:list-item>
        <text:list-item>
          <text:p text:style-name="P152">setAdditionalHeaders(headers): Set additional header information as string here</text:p>
        </text:list-item>
        <text:list-item>
          <text:p text:style-name="P152">setAdditionalParameters(params): Set additional parameters as string here</text:p>
        </text:list-item>
        <text:list-item>
          <text:p text:style-name="P152">send(): Actually call mail() to send the E-Mail</text:p>
        </text:list-item>
      </text:list>
      <text:p text:style-name="P56"/>
      <text:p text:style-name="P56"/>
      <text:h text:style-name="P107" text:outline-level="2"><text:bookmark-start text:name="__RefHeading___Toc1079_437835681"/>S<text:span text:style-name="T98">MTP Mailer</text:span><text:bookmark-end text:name="__RefHeading___Toc1079_437835681"/></text:h>
      <text:p text:style-name="P37"/>
      <text:p text:style-name="P50">T<text:span text:style-name="T98">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2"><text:span text:style-name="T45">The </text:span><text:span text:style-name="T46">related Asatru\S</text:span><text:span text:style-name="T47">MTPMailer\SMTPMailer</text:span><text:span text:style-name="T46"> </text:span><text:span text:style-name="T45">class provides the following methods:</text:span></text:p>
      <text:list xml:id="list231246422836081" text:continue-numbering="true" text:style-name="L17">
        <text:list-item>
          <text:p text:style-name="P153">setRecipient(value): The E-Mail address of the recipient</text:p>
        </text:list-item>
        <text:list-item>
          <text:p text:style-name="P153">setSubject(value): The subject</text:p>
        </text:list-item>
        <text:list-item>
          <text:p text:style-name="P153">setView(layout, array yields, opt:data): Used layout and yields with optionally variables</text:p>
        </text:list-item>
        <text:list-item>
          <text:p text:style-name="P174"><text:span text:style-name="T45">send(): S</text:span><text:span text:style-name="T47">end the mail using the SMTP server</text:span></text:p>
        </text:list-item>
      </text:list>
      <text:p text:style-name="P61"/>
      <text:p text:style-name="P61"/>
      <text:p text:style-name="P61"/>
      <text:h text:style-name="P108" text:outline-level="2"><text:bookmark-start text:name="__RefHeading___Toc1156_3253660900"/>n<text:span text:style-name="T99">pm/webpack</text:span><text:bookmark-end text:name="__RefHeading___Toc1156_3253660900"/></text:h>
      <text:p text:style-name="P38"/>
      <text:p text:style-name="P62">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1"/>
      <text:p text:style-name="P60">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4T23:12:44.225000000</dc:date>
    <meta:editing-duration>PT8H18M47S</meta:editing-duration>
    <meta:editing-cycles>208</meta:editing-cycles>
    <meta:generator>LibreOffice/6.3.6.2$Windows_X86_64 LibreOffice_project/2196df99b074d8a661f4036fca8fa0cbfa33a497</meta:generator>
    <meta:document-statistic meta:table-count="0" meta:image-count="0" meta:object-count="0" meta:page-count="24" meta:paragraph-count="277" meta:word-count="4564" meta:character-count="27687" meta:non-whitespace-character-count="23550"/>
  </office:meta>
</office:document-meta>
</file>